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15%"/>
      <style:text-properties style:font-name="Times New Roman" fo:font-size="11pt" style:font-size-asian="11pt" style:font-size-complex="11pt"/>
    </style:style>
    <style:style style:name="P2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3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4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7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9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10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11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12" style:parent-style-name="Standard" style:family="paragraph">
      <style:paragraph-properties fo:text-align="center" fo:line-height="115%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break-before="page" fo:text-align="justify" fo:line-height="115%"/>
    </style:style>
    <style:style style:name="T14" style:parent-style-name="Domyślnaczcionkaakapitu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5" style:parent-style-name="Domyślnaczcionkaakapitu" style:family="text">
      <style:text-properties style:font-name="Times New Roman" fo:font-size="11pt" style:font-size-asian="11pt" style:font-size-complex="11pt"/>
    </style:style>
    <style:style style:name="P16" style:parent-style-name="Standard" style:family="paragraph">
      <style:paragraph-properties fo:text-align="justify" fo:line-height="115%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17" style:parent-style-name="Standard" style:family="paragraph">
      <style:paragraph-properties fo:text-align="justify" fo:line-height="115%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18" style:parent-style-name="Standard" style:family="paragraph">
      <style:paragraph-properties fo:text-align="justify" fo:line-height="115%"/>
      <style:text-properties style:font-name="Times New Roman" fo:font-size="11pt" style:font-size-asian="11pt" style:font-size-complex="11pt"/>
    </style:style>
    <style:style style:name="P19" style:parent-style-name="Standard" style:family="paragraph">
      <style:paragraph-properties fo:text-align="justify" fo:line-height="115%"/>
      <style:text-properties style:font-name="Times New Roman" fo:font-size="11pt" style:font-size-asian="11pt" style:font-size-complex="11pt"/>
    </style:style>
    <style:style style:name="P20" style:parent-style-name="Standard" style:family="paragraph">
      <style:paragraph-properties fo:text-align="justify" fo:line-height="115%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1" style:parent-style-name="Standard" style:family="paragraph">
      <style:paragraph-properties fo:text-align="justify" fo:line-height="115%"/>
      <style:text-properties style:font-name="Times New Roman" fo:font-size="11pt" style:font-size-asian="11pt" style:font-size-complex="11pt"/>
    </style:style>
    <style:style style:name="P22" style:parent-style-name="Standard" style:family="paragraph">
      <style:paragraph-properties fo:text-align="justify" fo:line-height="115%"/>
      <style:text-properties style:font-name="Times New Roman" fo:font-size="11pt" style:font-size-asian="11pt" style:font-size-complex="11pt"/>
    </style:style>
    <style:style style:name="P23" style:parent-style-name="Standard" style:family="paragraph">
      <style:paragraph-properties fo:text-align="justify" fo:line-height="115%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4" style:parent-style-name="Standard" style:family="paragraph">
      <style:paragraph-properties fo:text-align="justify" fo:line-height="115%"/>
      <style:text-properties style:font-name="Times New Roman" style:font-name-complex="Times New Roman" fo:font-size="11pt" style:font-size-asian="11pt" style:font-size-complex="11pt"/>
    </style:style>
    <style:style style:name="P25" style:parent-style-name="Standard" style:family="paragraph">
      <style:paragraph-properties fo:text-align="justify" fo:line-height="115%"/>
      <style:text-properties style:font-name="Times New Roman" style:font-name-complex="Times New Roman" fo:font-size="11pt" style:font-size-asian="11pt" style:font-size-complex="11pt"/>
    </style:style>
    <style:style style:name="P26" style:parent-style-name="Standard" style:family="paragraph">
      <style:paragraph-properties fo:text-align="justify" fo:line-height="115%"/>
      <style:text-properties style:font-name="Times New Roman" style:font-name-complex="Times New Roman" fo:font-size="11pt" style:font-size-asian="11pt" style:font-size-complex="11pt"/>
    </style:style>
    <style:style style:name="P27" style:parent-style-name="Standard" style:family="paragraph">
      <style:paragraph-properties fo:text-align="justify" fo:line-height="115%"/>
      <style:text-properties style:font-name="Times New Roman" style:font-name-complex="Times New Roman" fo:font-size="11pt" style:font-size-asian="11pt" style:font-size-complex="11pt"/>
    </style:style>
    <style:style style:name="P28" style:parent-style-name="Standard" style:family="paragraph">
      <style:paragraph-properties fo:text-align="justify" fo:line-height="115%"/>
      <style:text-properties style:font-name="Times New Roman" style:font-name-complex="Times New Roman" fo:font-size="11pt" style:font-size-asian="11pt" style:font-size-complex="11pt"/>
    </style:style>
    <style:style style:name="P29" style:parent-style-name="Standard" style:family="paragraph">
      <style:paragraph-properties fo:text-align="justify" fo:line-height="115%"/>
      <style:text-properties style:font-name="Times New Roman" style:font-name-complex="Times New Roman" fo:font-size="11pt" style:font-size-asian="11pt" style:font-size-complex="11pt"/>
    </style:style>
    <style:style style:name="P30" style:parent-style-name="Standard" style:family="paragraph">
      <style:paragraph-properties fo:text-align="justify" fo:line-height="115%"/>
    </style:style>
    <style:style style:name="T31" style:parent-style-name="Domyślnaczcionkaakapitu" style:family="text">
      <style:text-properties style:font-name="Times New Roman" style:font-name-complex="Times New Roman" fo:font-size="11pt" style:font-size-asian="11pt" style:font-size-complex="11pt"/>
    </style:style>
    <style:style style:name="T32" style:parent-style-name="Domyślnaczcionkaakapitu" style:family="text">
      <style:text-properties style:font-name="Times New Roman" style:font-name-complex="Times New Roman" fo:font-size="11pt" style:font-size-asian="11pt" style:font-size-complex="11pt"/>
    </style:style>
    <style:style style:name="T33" style:parent-style-name="Domyślnaczcionkaakapitu" style:family="text">
      <style:text-properties style:font-name="Times New Roman" style:font-name-complex="Times New Roman" fo:font-size="11pt" style:font-size-asian="11pt" style:font-size-complex="11pt"/>
    </style:style>
    <style:style style:name="T34" style:parent-style-name="Domyślnaczcionkaakapitu" style:family="text">
      <style:text-properties style:font-name="Times New Roman" style:font-name-complex="Times New Roman" fo:font-size="11pt" style:font-size-asian="11pt" style:font-size-complex="11pt"/>
    </style:style>
    <style:style style:name="T35" style:parent-style-name="Domyślnaczcionkaakapitu" style:family="text">
      <style:text-properties style:font-name="Times New Roman" style:font-name-complex="Times New Roman" fo:font-size="11pt" style:font-size-asian="11pt" style:font-size-complex="11pt"/>
    </style:style>
  </office:automatic-styles>
  <office:body>
    <office:text text:use-soft-page-breaks="true">
      <text:p text:style-name="P1">Data: 12.03.2026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Sprawozdanie nr 1</text:p>
      <text:p text:style-name="P12">Autorzy: Szymon Jasiński, Oskar Prokopowicz</text:p>
      <text:soft-page-break/>
      <text:p text:style-name="P13"><text:span text:style-name="T14">Przedstawienie organizacji<text:s/></text:span><text:span text:style-name="T15">„ProSeed”</text:span></text:p>
      <text:p text:style-name="P16"/>
      <text:p text:style-name="P17">Cel działalności firmy</text:p>
      <text:p text:style-name="P18">Celem organizacji jest znajdowanie polskich graczy z aspiracjami na karierę w profesjonalnych drużynach gamingowych i opiekowanie się nimi: ułatwienie podpisania pierwszego kontraktu, wypromowanie social mediów podopiecznych i udostępnianie graczom profesjonalnych trenerów, aby mogli kształtować swoje umiejętności.</text:p>
      <text:p text:style-name="P19"/>
      <text:p text:style-name="P20">Opis organizacji</text:p>
      <text:p text:style-name="P21">ProSeed jest organizacja działająca w całej Polsce z główna siedziba mieszcząca się w Olsztynie. Zatrudnia 2 skautów, psychologa sportowego, 4 doświadczonych trenerów, 2 specjalistów ds. social mediów,<text:s/>trenera personalnego<text:s/>oraz księgową. Firma posiada gaming house dla swoich podopiecznych w Warszawie. ProSeed współpracuje z x-Tech (firma odpowiedzialna za sprzęt komputerowy) oraz Kartoflem (firma zapewniająca catering) na zasadzie współpracy barterowej.</text:p>
      <text:p text:style-name="P22"/>
      <text:p text:style-name="P23">Kontekst dziedziny problemowej</text:p>
      <text:p text:style-name="P24">Organizacja „ProSeed” pozyskuje obiecujących graczy e-sportowych. Podstawą są działania analityczne skautów oraz otwarta rekrutacja za pośrednictwem formularza na stronie internetowej, gdzie aplikacje podlegają wstępnej weryfikacji przez zintegrowanego agenta AI, co optymalizuje koszty. Dodatkowo, kluczowym narzędziem rekrutacyjnym i wizerunkowym jest cykliczna organizacja dwóch ogólnopolskich, otwartych turniejów w formacie 5vs5 (w grach Counter-Strike 2 oraz League of Legends). Wydarzenia te, uatrakcyjnione wysoką pulą nagród, pozwalają na zapisy dowolnym drużynom i stanowią dla skautów idealną<text:s/>okazję<text:s/>do obserwacji i wyławiania najbardziej wyróżniających się zawodników.</text:p>
      <text:p text:style-name="P25"/>
      <text:p text:style-name="P26">Pozytywnie zweryfikowany<text:s/>kandydat<text:s/>przechodzi ostateczne<text:s/>testy, po których<text:s/>podpisuje z organizacją umowę. Podopieczny zostaje zakwaterowany w centralnym gaming house w Warszawie. W trakcie trwania umowy zawodnik realizuje cykl szkoleniowy pod okiem przypisanych trenerów e-sportowych, a także korzysta z regularnych konsultacji z psychologiem sportowym i trenerem personalnym. Zaplecze techniczne i<text:s/>gastronomiczne<text:s/>wspierane jest przez zewnętrznych partnerów na zasadzie umów barterowych: firma „x-Tech” dostarcza sprzęt komputerowy, a firma „Kartofel” zapewnia catering.</text:p>
      <text:p text:style-name="P27"/>
      <text:p text:style-name="P28">Specjaliści ds. social mediów zarządzają wizerunkiem gracza. Ważnym elementem budowania marki oraz źródłem przychodu są<text:s/>regularne<text:s/>transmisje na żywo<text:s/>realizowane przez podopiecznych. „ProSeed” aktywnie pozyskuje dla graczy zewnętrzne współprace na te transmisje, pobierając z tego tytułu ustaloną prowizję.</text:p>
      <text:p text:style-name="P29"/>
      <text:p text:style-name="P30"><text:span text:style-name="T31">Ostatecznym celem jest transfer zawodnika i pośrednictwo w podpisaniu kontraktu z profesjonalną drużyną e-sportową.<text:s/></text:span><text:span text:style-name="T32">Księgowa rejestruje w systemie</text:span><text:span text:style-name="T33"><text:s/>umowy barterowe, koszty operacyjne (utrzymanie gaming house, pensje sztabu, budżet organizacyjny turniejów oraz wypłatę puli nagród) oraz przychody: prowizje</text:span><text:span text:style-name="T34"><text:s/>z współprac</text:span><text:span text:style-name="T35"><text:s/>i zyski z pomyślnych transferów, rozliczając działalność firmy, w szczególności z Urzędem Skarbowy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zymon Jasiński</dc:creator>
    <meta:creation-date>2026-03-12T13:52:00Z</meta:creation-date>
    <dc:date>2026-03-16T13:16:00Z</dc:date>
    <meta:template xlink:href="Normal.dotm" xlink:type="simple"/>
    <meta:editing-cycles>2</meta:editing-cycles>
    <meta:editing-duration>PT4500S</meta:editing-duration>
    <meta:document-statistic meta:page-count="2" meta:paragraph-count="5" meta:word-count="421" meta:character-count="2947" meta:row-count="21" meta:non-whitespace-character-count="2531"/>
  </office:meta>
</office:document-meta>
</file>